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znam</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e nastavení s možnostmi</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jiný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t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Klepneme na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Klepneme na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Klepneme na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Klepneme na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Klepneme na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Klepneme na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